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normal" fo:font-family="'Aptos Display'" style:font-family-asian="'Aptos Display'" style:font-family-complex="'Aptos Display'" fo:background-color="transparent" fo:color="#0f4761"/>
    </style:style>
    <style:style style:name="T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5" style:family="text">
      <style:text-properties fo:font-size="12.00pt" fo:font-weight="normal" fo:font-family="Aptos" style:font-family-asian="Aptos" style:font-family-complex="Aptos" fo:background-color="transparent" fo:color="#156082"/>
    </style:style>
    <style:style style:name="T6"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7"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1" style:family="text">
      <style:text-properties fo:font-size="12.00pt" fo:font-weight="normal" fo:font-family="Aptos" style:font-family-asian="Aptos" style:font-family-complex="Aptos" fo:background-color="transparent" fo:color="#156082"/>
    </style:style>
    <style:style style:name="T12"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13"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7" style:family="text">
      <style:text-properties fo:font-size="12.00pt" fo:font-weight="normal" fo:font-family="Aptos" style:font-family-asian="Aptos" style:font-family-complex="Aptos" fo:background-color="transparent" fo:color="#156082"/>
    </style:style>
    <style:style style:name="T18"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19"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2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23" style:family="text">
      <style:text-properties fo:font-size="12.00pt" fo:font-weight="normal" fo:font-family="Aptos" style:font-family-asian="Aptos" style:font-family-complex="Aptos" fo:background-color="transparent" fo:color="#156082"/>
    </style:style>
    <style:style style:name="T24"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25"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2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29" style:family="text">
      <style:text-properties fo:font-size="12.00pt" fo:font-weight="normal" fo:font-family="Aptos" style:font-family-asian="Aptos" style:font-family-complex="Aptos" fo:background-color="transparent" fo:color="#156082"/>
    </style:style>
    <style:style style:name="T30"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31"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3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35" style:family="text">
      <style:text-properties fo:font-size="12.00pt" fo:font-weight="normal" fo:font-family="Aptos" style:font-family-asian="Aptos" style:font-family-complex="Aptos" fo:background-color="transparent" fo:color="#156082"/>
    </style:style>
    <style:style style:name="T36"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37"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4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41" style:family="text">
      <style:text-properties fo:font-size="12.00pt" fo:font-weight="normal" fo:font-family="Aptos" style:font-family-asian="Aptos" style:font-family-complex="Aptos" fo:background-color="transparent" fo:color="#156082"/>
    </style:style>
    <style:style style:name="T42"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43"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4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47"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48"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49" style:family="text">
      <style:text-properties fo:font-size="12.00pt" fo:font-weight="normal" fo:font-family="Aptos" style:font-family-asian="Aptos" style:font-family-complex="Aptos" fo:background-color="transparent" fo:color="#156082"/>
    </style:style>
    <style:style style:name="T5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5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52" style:family="text">
      <style:text-properties fo:font-size="12.00pt" fo:font-weight="normal" fo:font-family="Aptos" style:font-family-asian="Aptos" style:font-family-complex="Aptos" fo:background-color="transparent" fo:color="#156082"/>
    </style:style>
    <style:style style:name="T53"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54"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5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58" style:family="text">
      <style:text-properties fo:font-size="12.00pt" fo:font-weight="normal" fo:font-family="Aptos" style:font-family-asian="Aptos" style:font-family-complex="Aptos" fo:background-color="transparent" fo:color="#156082"/>
    </style:style>
    <style:style style:name="T59"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60"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6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64" style:family="text">
      <style:text-properties fo:font-size="12.00pt" fo:font-weight="normal" fo:font-family="Aptos" style:font-family-asian="Aptos" style:font-family-complex="Aptos" fo:background-color="transparent" fo:color="#156082"/>
    </style:style>
    <style:style style:name="T65"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66"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6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70" style:family="text">
      <style:text-properties fo:font-size="12.00pt" fo:font-weight="normal" fo:font-family="Aptos" style:font-family-asian="Aptos" style:font-family-complex="Aptos" fo:background-color="transparent" fo:color="#156082"/>
    </style:style>
    <style:style style:name="T7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7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73" style:family="text">
      <style:text-properties fo:font-size="12.00pt" fo:font-weight="normal" fo:font-family="Aptos" style:font-family-asian="Aptos" style:font-family-complex="Aptos" fo:background-color="transparent" fo:color="#156082"/>
    </style:style>
    <style:style style:name="T74"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75"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7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79" style:family="text">
      <style:text-properties fo:font-size="12.00pt" fo:font-weight="normal" fo:font-family="Aptos" style:font-family-asian="Aptos" style:font-family-complex="Aptos" fo:background-color="transparent" fo:color="#156082"/>
    </style:style>
    <style:style style:name="T8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8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8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8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84" style:family="text">
      <style:text-properties fo:font-size="12.00pt" fo:font-weight="normal" fo:font-family="Aptos" style:font-family-asian="Aptos" style:font-family-complex="Aptos" fo:background-color="transparent" fo:color="#156082"/>
    </style:style>
    <style:style style:name="T85"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86"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8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90" style:family="text">
      <style:text-properties fo:font-size="12.00pt" fo:font-weight="normal" fo:font-family="Aptos" style:font-family-asian="Aptos" style:font-family-complex="Aptos" fo:background-color="transparent" fo:color="#156082"/>
    </style:style>
    <style:style style:name="T9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9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93" style:family="text">
      <style:text-properties fo:font-size="12.00pt" fo:font-weight="normal" fo:font-family="Aptos" style:font-family-asian="Aptos" style:font-family-complex="Aptos" fo:background-color="transparent" fo:color="#156082"/>
    </style:style>
    <style:style style:name="T94"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95"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9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99" style:family="text">
      <style:text-properties fo:font-size="12.00pt" fo:font-weight="normal" fo:font-family="Aptos" style:font-family-asian="Aptos" style:font-family-complex="Aptos" fo:background-color="transparent" fo:color="#156082"/>
    </style:style>
    <style:style style:name="T10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0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02" style:family="text">
      <style:text-properties fo:font-size="12.00pt" fo:font-weight="normal" fo:font-family="Aptos" style:font-family-asian="Aptos" style:font-family-complex="Aptos" fo:background-color="transparent" fo:color="#156082"/>
    </style:style>
    <style:style style:name="T103"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104"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0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08" style:family="text">
      <style:text-properties fo:font-size="12.00pt" fo:font-weight="normal" fo:font-family="Aptos" style:font-family-asian="Aptos" style:font-family-complex="Aptos" fo:background-color="transparent" fo:color="#156082"/>
    </style:style>
    <style:style style:name="T10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1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156082"/>
    </style:style>
    <style:style style:name="T111" style:family="text">
      <style:text-properties fo:font-size="12.00pt" fo:font-weight="normal" fo:font-family="Aptos" style:font-family-asian="Aptos" style:font-family-complex="Aptos" fo:background-color="transparent" fo:color="#156082"/>
    </style:style>
    <style:style style:name="T112"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113" style:family="text">
      <style:text-properties fo:font-size="12.00pt" fo:font-weight="normal" style:text-underline-mode="continuous" style:text-underline-type="single" style:text-underline-style="solid" style:text-underline-width="normal" fo:font-family="Aptos" style:font-family-asian="Aptos" style:font-family-complex="Aptos" fo:background-color="transparent" fo:color="#156082"/>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bold" fo:font-family="Arial" style:font-family-asian="Arial" style:font-family-complex="Arial" fo:background-color="transparent" style:use-window-font-color="true"/>
    </style:style>
    <style:style style:name="T116" style:family="text">
      <style:text-properties fo:font-size="10.00pt" fo:font-weight="normal"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Arial" style:font-family-asian="Arial" style:font-family-complex="Arial" fo:background-color="transparent" fo:color="#0f4761"/>
    </style:style>
    <style:style style:name="T11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f4761"/>
    </style:style>
    <style:style style:name="T120" style:family="text">
      <style:text-properties fo:font-size="10.00pt" fo:font-weight="normal" fo:font-family="Arial" style:font-family-asian="Arial" style:font-family-complex="Arial" fo:background-color="transparent" style:use-window-font-color="true"/>
    </style:style>
    <style:style style:name="T121" style:family="text">
      <style:text-properties fo:font-size="10.00pt" fo:font-weight="normal" fo:font-family="Arial" style:font-family-asian="Arial" style:font-family-complex="Arial" fo:background-color="transparent" fo:color="#ff0000"/>
    </style:style>
    <style:style style:name="T122" style:family="text">
      <style:text-properties fo:font-size="10.00pt" fo:font-weight="normal" fo:font-family="Arial" style:font-family-asian="Arial" style:font-family-complex="Arial" fo:background-color="transparent" style:use-window-font-color="true"/>
    </style:style>
    <style:style style:name="T1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f4761"/>
    </style:style>
    <style:style style:name="T126" style:family="text">
      <style:text-properties fo:font-size="10.00pt" fo:font-weight="normal" fo:font-family="Arial" style:font-family-asian="Arial" style:font-family-complex="Arial" fo:background-color="transparent" style:use-window-font-color="true"/>
    </style:style>
    <style:style style:name="T12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f4761"/>
    </style:style>
    <style:style style:name="T128" style:family="text">
      <style:text-properties fo:font-size="10.00pt" fo:font-weight="normal" fo:font-family="Arial" style:font-family-asian="Arial" style:font-family-complex="Arial"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f4761"/>
    </style:style>
    <style:style style:name="T130" style:family="text">
      <style:text-properties fo:font-size="10.00pt" fo:font-weight="normal" fo:font-family="Arial" style:font-family-asian="Arial" style:font-family-complex="Arial" fo:background-color="transparent" style:use-window-font-color="true"/>
    </style:style>
    <style:style style:name="T131" style:family="text">
      <style:text-properties fo:font-size="10.00pt" fo:font-weight="normal" fo:font-family="Arial" style:font-family-asian="Arial" style:font-family-complex="Arial" fo:background-color="transparent" style:use-window-font-color="true"/>
    </style:style>
    <style:style style:name="T132" style:family="text">
      <style:text-properties fo:font-size="10.00pt" fo:font-weight="normal" fo:font-family="Arial" style:font-family-asian="Arial" style:font-family-complex="Arial" fo:background-color="transparent" style:use-window-font-color="true"/>
    </style:style>
    <style:style style:name="T13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f4761"/>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normal" fo:font-family="Arial" style:font-family-asian="Arial" style:font-family-complex="Arial"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fo:font-family="Arial" style:font-family-asian="Arial" style:font-family-complex="Arial" fo:background-color="transparent" style:use-window-font-color="true"/>
    </style:style>
    <style:style style:name="T13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9" style:family="text">
      <style:text-properties fo:font-size="10.00pt" fo:font-weight="normal" fo:font-family="Arial" style:font-family-asian="Arial" style:font-family-complex="Arial" fo:background-color="transparent" style:use-window-font-color="true"/>
    </style:style>
    <style:style style:name="T14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1" style:family="text">
      <style:text-properties fo:font-size="10.00pt" fo:font-weight="normal" fo:font-family="Arial" style:font-family-asian="Arial" style:font-family-complex="Arial" fo:background-color="transparent" style:use-window-font-color="true"/>
    </style:style>
    <style:style style:name="T14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3" style:family="text">
      <style:text-properties fo:font-size="10.00pt" fo:font-weight="normal" fo:font-family="Arial" style:font-family-asian="Arial" style:font-family-complex="Arial" fo:background-color="transparent" style:use-window-font-color="true"/>
    </style:style>
    <style:style style:name="T14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5" style:family="text">
      <style:text-properties fo:font-size="10.00pt" fo:font-weight="normal" fo:font-family="Arial" style:font-family-asian="Arial" style:font-family-complex="Arial" fo:background-color="transparent" style:use-window-font-color="true"/>
    </style:style>
    <style:style style:name="T146" style:family="text">
      <style:text-properties fo:font-size="12.00pt" fo:font-weight="normal" fo:font-family="Aptos" style:font-family-asian="Aptos" style:font-family-complex="Aptos" fo:background-color="transparent" style:use-window-font-color="true"/>
    </style:style>
    <style:style style:name="T14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8" style:family="text">
      <style:text-properties fo:font-size="10.00pt" fo:font-weight="normal" fo:font-family="Arial" style:font-family-asian="Arial" style:font-family-complex="Arial" fo:background-color="transparent" style:use-window-font-color="true"/>
    </style:style>
    <style:style style:name="T14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f4761"/>
    </style:style>
    <style:style style:name="T150" style:family="text">
      <style:text-properties fo:font-size="10.00pt" fo:font-weight="normal" fo:font-family="Arial" style:font-family-asian="Arial" style:font-family-complex="Arial" fo:background-color="transparent" style:use-window-font-color="true"/>
    </style:style>
    <style:style style:name="T151" style:family="text">
      <style:text-properties fo:font-size="10.00pt" fo:font-weight="normal" fo:font-family="Arial" style:font-family-asian="Arial" style:font-family-complex="Arial" fo:background-color="transparent" style:use-window-font-color="true"/>
    </style:style>
    <style:style style:name="T152" style:family="text">
      <style:text-properties fo:font-size="10.00pt" fo:font-weight="normal" fo:font-family="Arial" style:font-family-asian="Arial" style:font-family-complex="Arial" fo:background-color="transparent" style:use-window-font-color="true"/>
    </style:style>
    <style:style style:name="T153" style:family="text">
      <style:text-properties fo:font-size="10.00pt" fo:font-weight="normal" fo:font-family="Arial" style:font-family-asian="Arial" style:font-family-complex="Arial" fo:background-color="transparent" style:use-window-font-color="true"/>
    </style:style>
    <style:style style:name="T15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f4761"/>
    </style:style>
    <style:style style:name="T155" style:family="text">
      <style:text-properties fo:font-size="10.00pt" fo:font-weight="normal" fo:font-family="Arial" style:font-family-asian="Arial" style:font-family-complex="Arial" fo:background-color="transparent" fo:color="#0f4761"/>
    </style:style>
    <style:style style:name="T156" style:family="text">
      <style:text-properties fo:font-size="10.00pt" fo:font-weight="normal" fo:font-family="Arial" style:font-family-asian="Arial" style:font-family-complex="Arial" fo:background-color="transparent" style:use-window-font-color="true"/>
    </style:style>
    <style:style style:name="T1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0.00pt" fo:font-weight="normal" fo:font-family="Arial" style:font-family-asian="Arial" style:font-family-complex="Arial" fo:background-color="transparent" style:use-window-font-color="true"/>
    </style:style>
    <style:style style:name="T161" style:family="text">
      <style:text-properties fo:font-size="10.00pt" fo:font-weight="normal" fo:font-family="Arial" style:font-family-asian="Arial" style:font-family-complex="Arial" fo:background-color="transparent" style:use-window-font-color="true"/>
    </style:style>
    <style:style style:name="T162" style:family="text">
      <style:text-properties fo:font-size="10.00pt" fo:font-weight="normal" fo:font-family="Arial" style:font-family-asian="Arial" style:font-family-complex="Arial" fo:background-color="transparent" style:use-window-font-color="true"/>
    </style:style>
    <style:style style:name="T163" style:family="text">
      <style:text-properties fo:font-size="10.00pt" fo:font-weight="normal" fo:font-family="Arial" style:font-family-asian="Arial" style:font-family-complex="Arial" fo:background-color="transparent" style:use-window-font-color="true"/>
    </style:style>
    <style:style style:name="T164" style:family="text">
      <style:text-properties fo:font-size="10.00pt" fo:font-weight="bold" fo:font-family="Arial" style:font-family-asian="Arial" style:font-family-complex="Arial" fo:background-color="transparent" style:use-window-font-color="true"/>
    </style:style>
    <style:style style:name="T165" style:family="text">
      <style:text-properties fo:font-size="10.00pt" fo:font-weight="normal" fo:font-family="Arial" style:font-family-asian="Arial" style:font-family-complex="Arial" fo:background-color="transparent" style:use-window-font-color="true"/>
    </style:style>
    <style:style style:name="T166" style:family="text">
      <style:text-properties fo:font-size="10.00pt" fo:font-weight="bold" fo:font-family="Arial" style:font-family-asian="Arial" style:font-family-complex="Arial" fo:background-color="transparent" style:use-window-font-color="true"/>
    </style:style>
    <style:style style:name="T167" style:family="text">
      <style:text-properties fo:font-size="10.00pt" fo:font-weight="normal" fo:font-family="Arial" style:font-family-asian="Arial" style:font-family-complex="Arial" fo:background-color="transparent" style:use-window-font-color="true"/>
    </style:style>
    <style:style style:name="T168" style:family="text">
      <style:text-properties fo:font-size="10.00pt" fo:font-weight="normal" fo:font-family="Arial" style:font-family-asian="Arial" style:font-family-complex="Arial" fo:background-color="transparent" style:use-window-font-color="true"/>
    </style:style>
    <style:style style:name="T169" style:family="text">
      <style:text-properties fo:font-size="10.00pt" fo:font-weight="normal" fo:font-family="Arial" style:font-family-asian="Arial" style:font-family-complex="Arial" fo:background-color="transparent" style:use-window-font-color="true"/>
    </style:style>
    <style:style style:name="T170" style:family="text">
      <style:text-properties fo:font-size="10.00pt" fo:font-weight="normal" fo:font-family="Arial" style:font-family-asian="Arial" style:font-family-complex="Arial"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0.00pt" fo:font-weight="normal" fo:font-family="Arial" style:font-family-asian="Arial" style:font-family-complex="Arial"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7" style:family="text">
      <style:text-properties fo:font-size="10.00pt" fo:font-weight="normal" fo:font-family="Arial" style:font-family-asian="Arial" style:font-family-complex="Arial" fo:background-color="transparent" style:use-window-font-color="true"/>
    </style:style>
    <style:style style:name="T178" style:family="text">
      <style:text-properties fo:font-size="10.00pt" fo:font-weight="normal" fo:font-family="Arial" style:font-family-asian="Arial" style:font-family-complex="Arial" fo:background-color="transparent" style:use-window-font-color="true"/>
    </style:style>
    <style:style style:name="T179" style:family="text">
      <style:text-properties fo:font-size="10.00pt" fo:font-weight="normal" fo:font-family="Arial" style:font-family-asian="Arial" style:font-family-complex="Arial" fo:background-color="transparent" style:use-window-font-color="true"/>
    </style:style>
    <style:style style:name="T180" style:family="text">
      <style:text-properties fo:font-size="10.00pt" fo:font-weight="normal" fo:font-family="Arial" style:font-family-asian="Arial" style:font-family-complex="Arial" fo:background-color="transparent" fo:color="#0f4761"/>
    </style:style>
    <style:style style:name="T181" style:family="text">
      <style:text-properties fo:font-size="10.00pt" fo:font-weight="normal" fo:font-family="Arial" style:font-family-asian="Arial" style:font-family-complex="Arial" fo:background-color="transparent" style:use-window-font-color="true"/>
    </style:style>
    <style:style style:name="T182" style:family="text">
      <style:text-properties fo:font-size="10.00pt" fo:font-weight="bold" fo:font-family="Arial" style:font-family-asian="Arial" style:font-family-complex="Arial" fo:background-color="transparent" style:use-window-font-color="true"/>
    </style:style>
    <style:style style:name="T183" style:family="text">
      <style:text-properties fo:font-size="10.00pt" fo:font-weight="normal" fo:font-family="Arial" style:font-family-asian="Arial" style:font-family-complex="Arial" fo:background-color="transparent" style:use-window-font-color="true"/>
    </style:style>
    <style:style style:name="T184" style:family="text">
      <style:text-properties fo:font-size="10.00pt" fo:font-weight="bold" fo:font-family="Arial" style:font-family-asian="Arial" style:font-family-complex="Arial" fo:background-color="transparent" style:use-window-font-color="true"/>
    </style:style>
    <style:style style:name="T185" style:family="text">
      <style:text-properties fo:font-size="10.00pt" fo:font-weight="normal" fo:font-family="Arial" style:font-family-asian="Arial" style:font-family-complex="Arial" fo:background-color="transparent" style:use-window-font-color="true"/>
    </style:style>
    <style:style style:name="T186" style:family="text">
      <style:text-properties fo:font-size="10.00pt" fo:font-weight="bold" fo:font-family="Arial" style:font-family-asian="Arial" style:font-family-complex="Arial" fo:background-color="transparent" style:use-window-font-color="true"/>
    </style:style>
    <style:style style:name="T187" style:family="text">
      <style:text-properties fo:font-size="10.00pt" fo:font-weight="normal" fo:font-family="Arial" style:font-family-asian="Arial" style:font-family-complex="Arial" fo:background-color="transparent" style:use-window-font-color="true"/>
    </style:style>
    <style:style style:name="T18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f4761"/>
    </style:style>
    <style:style style:name="T189" style:family="text">
      <style:text-properties fo:font-size="10.00pt" fo:font-weight="normal" fo:font-family="Arial" style:font-family-asian="Arial" style:font-family-complex="Arial" fo:background-color="transparent" fo:color="#0f4761"/>
    </style:style>
    <style:style style:name="T190" style:family="text">
      <style:text-properties fo:font-size="10.00pt" fo:font-weight="normal" fo:font-family="Arial" style:font-family-asian="Arial" style:font-family-complex="Arial" fo:background-color="transparent" fo:color="#0f4761"/>
    </style:style>
    <style:style style:name="T191" style:family="text">
      <style:text-properties fo:font-size="10.00pt" fo:font-weight="normal" fo:font-family="Arial" style:font-family-asian="Arial" style:font-family-complex="Arial" fo:background-color="transparent" fo:color="#0f4761"/>
    </style:style>
    <style:style style:name="T192" style:family="text">
      <style:text-properties fo:font-size="10.00pt" fo:font-weight="normal" fo:font-family="Arial" style:font-family-asian="Arial" style:font-family-complex="Arial" fo:background-color="transparent" style:use-window-font-color="true"/>
    </style:style>
    <style:style style:name="T193" style:family="text">
      <style:text-properties fo:font-size="10.00pt" fo:font-weight="bold" fo:font-family="Arial" style:font-family-asian="Arial" style:font-family-complex="Arial" fo:background-color="transparent" style:use-window-font-color="true"/>
    </style:style>
    <style:style style:name="T194" style:family="text">
      <style:text-properties fo:font-size="10.00pt" fo:font-weight="normal" fo:font-family="Arial" style:font-family-asian="Arial" style:font-family-complex="Arial" fo:background-color="transparent" style:use-window-font-color="true"/>
    </style:style>
    <style:style style:name="T195" style:family="text">
      <style:text-properties fo:font-size="10.00pt" fo:font-weight="normal" fo:font-family="Arial" style:font-family-asian="Arial" style:font-family-complex="Arial" fo:background-color="transparent" fo:color="#0f4761"/>
    </style:style>
    <style:style style:name="T196" style:family="text">
      <style:text-properties fo:font-size="10.00pt" fo:font-weight="normal" fo:font-family="Arial" style:font-family-asian="Arial" style:font-family-complex="Arial" fo:background-color="transparent" style:use-window-font-color="true"/>
    </style:style>
    <style:style style:name="T197" style:family="text">
      <style:text-properties fo:font-size="10.00pt" fo:font-weight="bold" fo:font-family="Arial" style:font-family-asian="Arial" style:font-family-complex="Arial" fo:background-color="transparent" style:use-window-font-color="true"/>
    </style:style>
    <style:style style:name="T198" style:family="text">
      <style:text-properties fo:font-size="10.00pt" fo:font-weight="normal" fo:font-family="Arial" style:font-family-asian="Arial" style:font-family-complex="Arial" fo:background-color="transparent" style:use-window-font-color="true"/>
    </style:style>
    <style:style style:name="T199" style:family="text">
      <style:text-properties fo:font-size="10.00pt" fo:font-weight="bold" fo:font-family="Arial" style:font-family-asian="Arial" style:font-family-complex="Arial" fo:background-color="transparent" style:use-window-font-color="true"/>
    </style:style>
    <style:style style:name="T200" style:family="text">
      <style:text-properties fo:font-size="10.00pt" fo:font-weight="normal" fo:font-family="Arial" style:font-family-asian="Arial" style:font-family-complex="Arial" fo:background-color="transparent" style:use-window-font-color="true"/>
    </style:style>
    <style:style style:name="T201" style:family="text">
      <style:text-properties fo:font-size="10.00pt" fo:font-weight="bold" fo:font-family="Arial" style:font-family-asian="Arial" style:font-family-complex="Arial" fo:background-color="transparent" style:use-window-font-color="true"/>
    </style:style>
    <style:style style:name="T202" style:family="text">
      <style:text-properties fo:font-size="10.00pt" fo:font-weight="normal" fo:font-family="Arial" style:font-family-asian="Arial" style:font-family-complex="Arial" fo:background-color="transparent" style:use-window-font-color="true"/>
    </style:style>
    <style:style style:name="T203" style:family="text">
      <style:text-properties fo:font-size="12.00pt" fo:font-weight="bold" fo:font-family="Arial" style:font-family-asian="Arial" style:font-family-complex="Arial" fo:background-color="transparent" style:use-window-font-color="true"/>
    </style:style>
    <style:style style:name="T204" style:family="text">
      <style:text-properties fo:font-size="10.00pt" fo:font-weight="bold" fo:font-family="Arial" style:font-family-asian="Arial" style:font-family-complex="Arial" fo:background-color="transparent" style:use-window-font-color="true"/>
    </style:style>
    <style:style style:name="T205" style:family="text">
      <style:text-properties fo:font-size="10.00pt" fo:font-weight="normal" fo:font-family="Arial" style:font-family-asian="Arial" style:font-family-complex="Arial" fo:background-color="transparent" style:use-window-font-color="true"/>
    </style:style>
    <style:style style:name="T206" style:family="text">
      <style:text-properties fo:font-size="10.00pt" fo:font-weight="normal" fo:font-family="Arial" style:font-family-asian="Arial" style:font-family-complex="Arial" fo:background-color="transparent" fo:color="#0f4761"/>
    </style:style>
    <style:style style:name="T207" style:family="text">
      <style:text-properties fo:font-size="10.00pt" fo:font-weight="normal" fo:font-family="Arial" style:font-family-asian="Arial" style:font-family-complex="Arial" fo:background-color="transparent" style:use-window-font-color="true"/>
    </style:style>
    <style:style style:name="T208" style:family="text">
      <style:text-properties fo:font-size="10.00pt" fo:font-weight="bold" fo:font-family="Arial" style:font-family-asian="Arial" style:font-family-complex="Arial" fo:background-color="transparent" style:use-window-font-color="true"/>
    </style:style>
    <style:style style:name="T209" style:family="text">
      <style:text-properties fo:font-size="10.00pt" fo:font-weight="normal" fo:font-family="Arial" style:font-family-asian="Arial" style:font-family-complex="Arial" fo:background-color="transparent" style:use-window-font-color="true"/>
    </style:style>
    <style:style style:name="T210" style:family="text">
      <style:text-properties fo:font-size="10.00pt" fo:font-weight="normal" fo:font-family="Arial" style:font-family-asian="Arial" style:font-family-complex="Arial" fo:background-color="transparent" fo:color="#0f4761"/>
    </style:style>
    <style:style style:name="T211" style:family="text">
      <style:text-properties fo:font-size="10.00pt" fo:font-weight="normal" fo:font-family="Arial" style:font-family-asian="Arial" style:font-family-complex="Arial" fo:background-color="transparent" style:use-window-font-color="true"/>
    </style:style>
    <style:style style:name="T212" style:family="text">
      <style:text-properties fo:font-size="10.00pt" fo:font-weight="bold" fo:font-family="Arial" style:font-family-asian="Arial" style:font-family-complex="Arial" fo:background-color="transparent" style:use-window-font-color="true"/>
    </style:style>
    <style:style style:name="T213" style:family="text">
      <style:text-properties fo:font-size="10.00pt" fo:font-weight="normal" fo:font-family="Arial" style:font-family-asian="Arial" style:font-family-complex="Arial"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533.70pt" fo:margin-bottom="8.00pt"/>
    </style:style>
    <style:style style:name="P2" style:family="paragraph">
      <style:paragraph-properties fo:line-height="115.00%" fo:text-align="left" fo:margin-bottom="8.00pt"/>
    </style:style>
    <style:style style:name="P3" style:family="paragraph">
      <style:paragraph-properties fo:line-height="110.00%" fo:text-align="left" fo:margin-top="12.00pt"/>
    </style:style>
    <style:style style:name="P4" style:family="paragraph">
      <style:paragraph-properties fo:line-height="115.00%" fo:text-align="left" fo:margin-bottom="5.00pt">
        <style:tab-stops>
          <style:tab-stop style:position="48.00pt"/>
          <style:tab-stop style:position="450.80pt" style:type="right" style:leader-style="dotted"/>
        </style:tab-stops>
      </style:paragraph-properties>
    </style:style>
    <style:style style:name="P5" style:family="paragraph">
      <style:paragraph-properties fo:line-height="115.00%" fo:text-align="left" fo:margin-bottom="8.00pt"/>
    </style:style>
    <style:style style:name="P6" style:family="paragraph">
      <style:paragraph-properties fo:line-height="115.00%" fo:text-align="left" fo:margin-top="18.00pt" fo:margin-bottom="4.00pt"/>
    </style:style>
    <style:style style:name="P7" style:family="paragraph">
      <style:paragraph-properties fo:line-height="115.00%" fo:text-align="left" fo:margin-bottom="8.00pt"/>
    </style:style>
    <style:style style:name="P8" style:family="paragraph">
      <style:paragraph-properties fo:line-height="115.00%" fo:text-align="left" fo:margin-top="18.00pt" fo:margin-bottom="4.00pt"/>
    </style:style>
    <style:style style:name="P9" style:family="paragraph">
      <style:paragraph-properties fo:line-height="115.00%" fo:text-align="left" fo:margin-bottom="8.00pt"/>
    </style:style>
    <style:style style:name="P10" style:family="paragraph">
      <style:paragraph-properties fo:line-height="115.00%" fo:text-align="left" fo:margin-top="18.00pt" fo:margin-bottom="4.00pt"/>
    </style:style>
    <style:style style:name="P11" style:family="paragraph">
      <style:paragraph-properties fo:line-height="115.00%" fo:text-align="left" fo:margin-bottom="8.00pt"/>
    </style:style>
    <style:style style:name="P12" style:family="paragraph">
      <style:paragraph-properties fo:line-height="115.00%" fo:text-align="left" fo:margin-top="18.00pt" fo:margin-bottom="4.00pt"/>
    </style:style>
    <style:style style:name="P13" style:family="paragraph">
      <style:paragraph-properties fo:line-height="115.00%" fo:text-align="left" fo:margin-bottom="8.00pt"/>
    </style:style>
    <text:list-style style:name="L14">
      <text:list-level-style-bullet text:level="1" text:bullet-char="•">
        <style:list-level-properties text:space-before="36.00pt" text:min-label-width="18.00pt"/>
        <style:text-properties fo:font-family="Symbol"/>
      </text:list-level-style-bullet>
    </text:list-style>
    <style:style style:name="P14" style:family="paragraph">
      <style:paragraph-properties fo:line-height="115.00%" fo:text-align="left" fo:margin-left="-18.00pt" fo:text-indent="18.00pt" fo:margin-bottom="8.00pt"/>
    </style:style>
    <style:style style:name="P15" style:family="paragraph">
      <style:paragraph-properties fo:line-height="115.00%" fo:text-align="left" fo:margin-top="18.00pt" fo:margin-bottom="4.00pt"/>
    </style:style>
    <style:style style:name="P16" style:family="paragraph">
      <style:paragraph-properties fo:line-height="115.00%" fo:text-align="left" fo:margin-bottom="8.00pt"/>
    </style:style>
    <style:style style:name="P17" style:family="paragraph">
      <style:paragraph-properties fo:line-height="115.00%" fo:text-align="left" fo:margin-left="36.00pt" fo:text-indent="0.00pt" fo:margin-bottom="8.00pt"/>
    </style:style>
    <style:style style:name="P18" style:family="paragraph">
      <style:paragraph-properties fo:line-height="115.00%" fo:text-align="left" fo:margin-bottom="8.00pt"/>
    </style:style>
    <style:style style:name="P19" style:family="paragraph">
      <style:paragraph-properties fo:line-height="100.00%" fo:text-align="left" fo:margin-top="14.00pt" fo:margin-bottom="14.00pt"/>
    </style:style>
    <style:style style:name="P20" style:family="paragraph">
      <style:paragraph-properties fo:line-height="115.00%" fo:text-align="left" fo:margin-bottom="8.00pt"/>
    </style:style>
    <style:style style:name="P21" style:family="paragraph">
      <style:paragraph-properties fo:line-height="100.00%" fo:text-align="left" fo:margin-top="14.00pt" fo:margin-bottom="14.00pt"/>
    </style:style>
    <style:style style:name="P22" style:family="paragraph">
      <style:paragraph-properties fo:line-height="115.00%" fo:text-align="left" fo:margin-bottom="8.00pt"/>
    </style:style>
    <style:style style:name="P23" style:family="paragraph">
      <style:paragraph-properties fo:line-height="100.00%" fo:text-align="left" fo:margin-top="14.00pt" fo:margin-bottom="14.00pt"/>
    </style:style>
    <style:style style:name="P24" style:family="paragraph">
      <style:paragraph-properties fo:line-height="115.00%" fo:text-align="left" fo:margin-bottom="8.00pt"/>
    </style:style>
    <style:style style:name="P25" style:family="paragraph">
      <style:paragraph-properties fo:line-height="100.00%" fo:text-align="left" fo:margin-top="14.00pt" fo:margin-bottom="14.00pt"/>
    </style:style>
    <style:style style:name="P26" style:family="paragraph">
      <style:paragraph-properties fo:line-height="115.00%" fo:text-align="left" fo:margin-bottom="8.00pt"/>
    </style:style>
    <style:style style:name="P27" style:family="paragraph">
      <style:paragraph-properties fo:line-height="100.00%" fo:text-align="left" fo:margin-top="14.00pt" fo:margin-bottom="14.00pt"/>
    </style:style>
    <style:style style:name="P28" style:family="paragraph">
      <style:paragraph-properties fo:line-height="115.00%" fo:text-align="left" fo:margin-left="36.00pt" fo:text-indent="0.00pt" fo:margin-bottom="8.00pt"/>
    </style:style>
    <style:style style:name="P29" style:family="paragraph">
      <style:paragraph-properties fo:line-height="115.00%" fo:text-align="left" fo:margin-top="18.00pt" fo:margin-bottom="4.00pt"/>
    </style:style>
    <text:list-style style:name="L30">
      <text:list-level-style-bullet text:level="1" text:bullet-char="•">
        <style:list-level-properties text:space-before="36.00pt" text:min-label-width="18.00pt"/>
        <style:text-properties fo:font-family="Symbol"/>
      </text:list-level-style-bullet>
    </text:list-style>
    <style:style style:name="P30" style:family="paragraph">
      <style:paragraph-properties fo:line-height="115.00%" fo:text-align="left" fo:margin-left="-18.00pt" fo:text-indent="18.00pt" fo:margin-bottom="8.00pt"/>
    </style:style>
    <style:style style:name="P31" style:family="paragraph">
      <style:paragraph-properties fo:line-height="115.00%" fo:text-align="left" fo:margin-left="-54.00pt" fo:text-indent="18.00pt" fo:margin-top="18.00pt" fo:margin-bottom="4.00pt"/>
    </style:style>
    <style:style style:name="P32" style:family="paragraph">
      <style:paragraph-properties fo:line-height="115.00%" fo:text-align="left" fo:margin-left="36.00pt" fo:text-indent="0.00pt" fo:margin-top="18.00pt" fo:margin-bottom="4.00pt"/>
    </style:style>
    <style:style style:name="P33" style:family="paragraph">
      <style:paragraph-properties fo:line-height="115.00%" fo:text-align="left" fo:margin-left="0.00pt" fo:text-indent="36.00pt" fo:margin-bottom="8.00pt"/>
    </style:style>
    <text:list-style style:name="L34">
      <text:list-level-style-bullet text:level="1" text:bullet-char="•">
        <style:list-level-properties text:space-before="36.00pt" text:min-label-width="18.00pt"/>
        <style:text-properties fo:font-family="Symbol"/>
      </text:list-level-style-bullet>
    </text:list-style>
    <style:style style:name="P34" style:family="paragraph">
      <style:paragraph-properties fo:line-height="115.00%" fo:text-align="left" fo:margin-left="-18.00pt" fo:text-indent="18.00pt" fo:margin-bottom="8.00pt"/>
    </style:style>
    <style:style style:name="P35" style:family="paragraph">
      <style:paragraph-properties fo:line-height="115.00%" fo:text-align="left" fo:margin-left="36.00pt" fo:text-indent="0.00pt" fo:margin-bottom="8.00pt"/>
    </style:style>
    <text:list-style style:name="L36">
      <text:list-level-style-bullet text:level="1" text:bullet-char="•">
        <style:list-level-properties text:space-before="36.00pt" text:min-label-width="18.00pt"/>
        <style:text-properties fo:font-family="Symbol"/>
      </text:list-level-style-bullet>
    </text:list-style>
    <style:style style:name="P36" style:family="paragraph">
      <style:paragraph-properties fo:line-height="115.00%" fo:text-align="left" fo:margin-left="-18.00pt" fo:text-indent="18.00pt" fo:margin-bottom="8.00pt"/>
    </style:style>
    <style:style style:name="P37" style:family="paragraph">
      <style:paragraph-properties fo:line-height="115.00%" fo:text-align="left" fo:margin-left="36.00pt" fo:text-indent="0.00pt" fo:margin-bottom="8.00pt"/>
    </style:style>
    <text:list-style style:name="L38">
      <text:list-level-style-bullet text:level="1" text:bullet-char="•">
        <style:list-level-properties text:space-before="36.00pt" text:min-label-width="18.00pt"/>
        <style:text-properties fo:font-family="Symbol"/>
      </text:list-level-style-bullet>
    </text:list-style>
    <style:style style:name="P38" style:family="paragraph">
      <style:paragraph-properties fo:line-height="115.00%" fo:text-align="left" fo:margin-left="-18.00pt" fo:text-indent="18.00pt" fo:margin-bottom="8.00pt"/>
    </style:style>
    <style:style style:name="P39" style:family="paragraph">
      <style:paragraph-properties fo:line-height="115.00%" fo:text-align="left" fo:margin-left="0.00pt" fo:text-indent="18.00pt" fo:margin-bottom="8.00pt"/>
    </style:style>
    <text:list-style style:name="L40">
      <text:list-level-style-bullet text:level="1" text:bullet-char="•">
        <style:list-level-properties text:space-before="36.00pt" text:min-label-width="18.00pt"/>
        <style:text-properties fo:font-family="Symbol"/>
      </text:list-level-style-bullet>
    </text:list-style>
    <style:style style:name="P40" style:family="paragraph">
      <style:paragraph-properties fo:line-height="115.00%" fo:text-align="left" fo:margin-left="-18.00pt" fo:text-indent="18.00pt" fo:margin-bottom="8.00pt">
        <style:tab-stops>
          <style:tab-stop style:position="23.00pt"/>
        </style:tab-stops>
      </style:paragraph-properties>
    </style:style>
    <style:style style:name="P41" style:family="paragraph">
      <style:paragraph-properties fo:line-height="115.00%" fo:text-align="justify" fo:margin-left="-18.00pt" fo:text-indent="18.00pt" fo:margin-bottom="8.00pt"/>
    </style:style>
    <style:style style:name="P42" style:family="paragraph">
      <style:paragraph-properties fo:line-height="115.00%" fo:text-align="left" fo:margin-top="18.00pt" fo:margin-bottom="4.00pt"/>
    </style:style>
    <style:style style:name="P43" style:family="paragraph">
      <style:paragraph-properties fo:line-height="115.00%" fo:text-align="left" fo:margin-bottom="8.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top="18.00pt" fo:margin-bottom="4.00pt"/>
    </style:style>
    <style:style style:name="P45" style:family="paragraph">
      <style:paragraph-properties fo:line-height="115.00%" fo:text-align="left" fo:margin-bottom="8.00pt"/>
    </style:style>
    <text:list-style style:name="L46">
      <text:list-level-style-bullet text:level="1" text:bullet-char="•">
        <style:list-level-properties text:space-before="0.00pt" text:min-label-width="18.00pt"/>
        <style:text-properties fo:font-family="Symbol"/>
      </text:list-level-style-bullet>
    </text:list-style>
    <style:style style:name="P46" style:family="paragraph">
      <style:paragraph-properties fo:line-height="115.00%" fo:text-align="left" fo:margin-left="-18.00pt" fo:text-indent="18.00pt" fo:margin-top="18.00pt" fo:margin-bottom="4.00pt"/>
    </style:style>
    <style:style style:name="P47" style:family="paragraph">
      <style:paragraph-properties fo:line-height="115.00%" fo:text-align="left" fo:margin-bottom="8.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8.00pt"/>
    </style:style>
    <style:style style:name="P49" style:family="paragraph">
      <style:paragraph-properties fo:line-height="115.00%" fo:text-align="left" fo:margin-bottom="8.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top="18.00pt" fo:margin-bottom="4.00pt"/>
    </style:style>
    <style:style style:name="P51" style:family="paragraph">
      <style:paragraph-properties fo:line-height="115.00%" fo:text-align="left" fo:margin-bottom="8.00pt"/>
    </style:style>
    <text:list-style style:name="L52">
      <text:list-level-style-bullet text:level="1" text:bullet-char="•">
        <style:list-level-properties text:space-before="0.00pt" text:min-label-width="18.00pt"/>
        <style:text-properties fo:font-family="Symbol"/>
      </text:list-level-style-bullet>
    </text:list-style>
    <style:style style:name="P52" style:family="paragraph">
      <style:paragraph-properties fo:line-height="115.00%" fo:text-align="left" fo:margin-left="-18.00pt" fo:text-indent="18.00pt" fo:margin-top="18.00pt" fo:margin-bottom="4.00pt"/>
    </style:style>
    <style:style style:name="P53" style:family="paragraph">
      <style:paragraph-properties fo:line-height="115.00%" fo:text-align="left" fo:margin-bottom="8.00pt"/>
    </style:style>
  </office:automatic-styles>
  <office:body>
    <office:text>
      <text:p text:style-name="P1"><text:span text:style-name="T1"/></text:p>
      <text:p text:style-name="P2"><text:span text:style-name="T1"/></text:p>
      <text:p text:style-name="P2"><text:span text:style-name="T1"/></text:p>
      <text:p text:style-name="P2"><text:span text:style-name="T1"/></text:p>
      <text:p text:style-name="P3"><text:span text:style-name="T2">Contents</text:span></text:p>
      <text:p text:style-name="P4"><text:a xlink:href="#_Toc180156021"><text:span text:style-name="T4">1. Introduction</text:span></text:a><text:span text:style-name="T5"><text:tab/></text:span><text:a xlink:href="#_Toc180156021"><text:span text:style-name="T7">2</text:span></text:a><text:span text:style-name="T8"/></text:p>
      <text:p text:style-name="P4"><text:a xlink:href="#_Toc180156022"><text:span text:style-name="T10">1.1 Purpose</text:span></text:a><text:span text:style-name="T11"><text:tab/></text:span><text:a xlink:href="#_Toc180156022"><text:span text:style-name="T13">2</text:span></text:a><text:span text:style-name="T14"/></text:p>
      <text:p text:style-name="P4"><text:a xlink:href="#_Toc180156023"><text:span text:style-name="T16">1.2 Scope</text:span></text:a><text:span text:style-name="T17"><text:tab/></text:span><text:a xlink:href="#_Toc180156023"><text:span text:style-name="T19">2</text:span></text:a><text:span text:style-name="T20"/></text:p>
      <text:p text:style-name="P4"><text:a xlink:href="#_Toc180156024"><text:span text:style-name="T22">1.3 References</text:span></text:a><text:span text:style-name="T23"><text:tab/></text:span><text:a xlink:href="#_Toc180156024"><text:span text:style-name="T25">2</text:span></text:a><text:span text:style-name="T26"/></text:p>
      <text:p text:style-name="P4"><text:a xlink:href="#_Toc180156025"><text:span text:style-name="T28">1.4 Overview</text:span></text:a><text:span text:style-name="T29"><text:tab/></text:span><text:a xlink:href="#_Toc180156025"><text:span text:style-name="T31">2</text:span></text:a><text:span text:style-name="T32"/></text:p>
      <text:p text:style-name="P4"><text:a xlink:href="#_Toc180156026"><text:span text:style-name="T34">1.4.1 Flow Diagram</text:span></text:a><text:span text:style-name="T35"><text:tab/></text:span><text:a xlink:href="#_Toc180156026"><text:span text:style-name="T37">3</text:span></text:a><text:span text:style-name="T38"/></text:p>
      <text:p text:style-name="P4"><text:a xlink:href="#_Toc180156027"><text:span text:style-name="T40">1.4.1 Role Management</text:span></text:a><text:span text:style-name="T41"><text:tab/></text:span><text:a xlink:href="#_Toc180156027"><text:span text:style-name="T43">4</text:span></text:a><text:span text:style-name="T44"/></text:p>
      <text:p text:style-name="P4"><text:a xlink:href="#_Toc180156028"><text:span text:style-name="T46">1.4.2</text:span><text:span text:style-name="T47"><text:s/>HYPERLINK "#_Toc180156028"</text:span><text:span text:style-name="T48"><text:s/></text:span></text:a><text:span text:style-name="T49"><text:s/></text:span><text:a xlink:href="#_Toc180156028"><text:span text:style-name="T51">Creator page:</text:span></text:a><text:span text:style-name="T52"><text:tab/></text:span><text:a xlink:href="#_Toc180156028"><text:span text:style-name="T54">4</text:span></text:a><text:span text:style-name="T55"/></text:p>
      <text:p text:style-name="P4"><text:a xlink:href="#_Toc180156029"><text:span text:style-name="T57">1.4.2.1 Create Brief Page</text:span></text:a><text:span text:style-name="T58"><text:tab/></text:span><text:a xlink:href="#_Toc180156029"><text:span text:style-name="T60">4</text:span></text:a><text:span text:style-name="T61"/></text:p>
      <text:p text:style-name="P4"><text:a xlink:href="#_Toc180156030"><text:span text:style-name="T63">1.4.2.2. Brief Status</text:span></text:a><text:span text:style-name="T64"><text:tab/></text:span><text:a xlink:href="#_Toc180156030"><text:span text:style-name="T66">5</text:span></text:a><text:span text:style-name="T67"/></text:p>
      <text:p text:style-name="P4"><text:a xlink:href="#_Toc180156031"><text:span text:style-name="T69">1.4.3</text:span></text:a><text:span text:style-name="T70"><text:tab/></text:span><text:a xlink:href="#_Toc180156031"><text:span text:style-name="T72">Reviewer page:</text:span></text:a><text:span text:style-name="T73"><text:tab/></text:span><text:a xlink:href="#_Toc180156031"><text:span text:style-name="T75">5</text:span></text:a><text:span text:style-name="T76"/></text:p>
      <text:p text:style-name="P4"><text:a xlink:href="#_Toc180156032"><text:span text:style-name="T78">1.4.3.1</text:span></text:a><text:span text:style-name="T79"><text:tab/></text:span><text:a xlink:href="#_Toc180156032"><text:span text:style-name="T81">Today’s deadline<text:s/></text:span><text:span text:style-name="T82">–</text:span><text:span text:style-name="T83"><text:s/>Show all the briefs to be approved Today.</text:span></text:a><text:span text:style-name="T84"><text:tab/></text:span><text:a xlink:href="#_Toc180156032"><text:span text:style-name="T86">5</text:span></text:a><text:span text:style-name="T87"/></text:p>
      <text:p text:style-name="P4"><text:a xlink:href="#_Toc180156033"><text:span text:style-name="T89">1.4.3.2</text:span></text:a><text:span text:style-name="T90"><text:tab/></text:span><text:a xlink:href="#_Toc180156033"><text:span text:style-name="T92">Show all briefs</text:span></text:a><text:span text:style-name="T93"><text:tab/></text:span><text:a xlink:href="#_Toc180156033"><text:span text:style-name="T95">5</text:span></text:a><text:span text:style-name="T96"/></text:p>
      <text:p text:style-name="P4"><text:a xlink:href="#_Toc180156034"><text:span text:style-name="T98">1.4.3.3</text:span></text:a><text:span text:style-name="T99"><text:tab/></text:span><text:a xlink:href="#_Toc180156034"><text:span text:style-name="T101">Brief status</text:span></text:a><text:span text:style-name="T102"><text:tab/></text:span><text:a xlink:href="#_Toc180156034"><text:span text:style-name="T104">5</text:span></text:a><text:span text:style-name="T105"/></text:p>
      <text:p text:style-name="P4"><text:a xlink:href="#_Toc180156035"><text:span text:style-name="T107">1.4.3.4</text:span></text:a><text:span text:style-name="T108"><text:tab/></text:span><text:a xlink:href="#_Toc180156035"><text:span text:style-name="T110">Allocate study</text:span></text:a><text:span text:style-name="T111"><text:tab/></text:span><text:a xlink:href="#_Toc180156035"><text:span text:style-name="T113">5</text:span></text:a><text:span text:style-name="T114"/></text:p>
      <text:p text:style-name="P5"><text:span text:style-name="T114"/></text:p>
      <text:p text:style-name="P5"><text:span text:style-name="T114"/></text:p>
      <text:p text:style-name="P5"><text:span text:style-name="T114"/></text:p>
      <text:p text:style-name="P5"><text:span text:style-name="T115">Software Requirements Specification (SRS)</text:span></text:p>
      <text:p text:style-name="P5"><text:span text:style-name="T115">Project Title: Brief submission portal </text:span></text:p>
      <text:p text:style-name="P5"><text:span text:style-name="T116">Version 1.0<text:line-break/>Date: 8<text:tab/>-10-2024<text:line-break/>Author: Deepa. J</text:span></text:p>
      <text:p text:style-name="P5"><text:span text:style-name="T117"/></text:p>
      <text:p text:style-name="P6"><text:span text:style-name="T118">1. Introduction</text:span></text:p>
      <text:p text:style-name="P6"><text:span text:style-name="T119">1.1 Purpose</text:span></text:p>
      <text:p text:style-name="P7"><text:span text:style-name="T120">The purpose of this document is to gather in the requirements for brief submission portal.</text:span></text:p>
      <text:p text:style-name="P7"><text:span text:style-name="T121">There is no existing process to track the brief submitted by third parties or other teams from Cavinkare. Due to lack of process, the study is not tracked properly which results in----------???</text:span></text:p>
      <text:p text:style-name="P7"><text:span text:style-name="T122">A research brief is a concise document that outlines the objectives, methodology, findings, and implications of a research project. It serves as a summary for stakeholders, decision-makers, or other interested parties who may not have the time to read a full report.</text:span></text:p>
      <text:p text:style-name="P7"><text:span text:style-name="T123">Phase 2:</text:span></text:p>
      <text:p text:style-name="P7"><text:span text:style-name="T124">It will be integrated with Pulse application by implementing role-based access.</text:span></text:p>
      <text:p text:style-name="P8"><text:span text:style-name="T125">1.2 Scope</text:span></text:p>
      <text:p text:style-name="P9"><text:span text:style-name="T126">The scope of this document covers all the requirements of brief submission.</text:span></text:p>
      <text:p text:style-name="P10"><text:span text:style-name="T127">1.3 References</text:span></text:p>
      <text:p text:style-name="P11"><text:span text:style-name="T128">NA</text:span></text:p>
      <text:p text:style-name="P12"><text:span text:style-name="T129">1.4 Overview</text:span></text:p>
      <text:p text:style-name="P13"><text:span text:style-name="T130">Brief submission portal has two types of users</text:span></text:p>
      <text:list text:style-name="L14">
        <text:list-item>
          <text:p text:style-name="P14"><text:span text:style-name="T130">Creator - Submits the brief, accepts the budget provided by the reviewer</text:span></text:p>
        </text:list-item>
        <text:list-item>
          <text:p text:style-name="P14"><text:span text:style-name="T130">Reviewer<text:s/></text:span><text:span text:style-name="T131">–</text:span><text:span text:style-name="T132"><text:s/>Approves brief and provides budget</text:span></text:p>
        </text:list-item>
      </text:list>
      <text:p text:style-name="P15"><text:span text:style-name="T133">1.4.1 Flow Diagram</text:span></text:p>
      <text:p text:style-name="P16"><draw:frame text:anchor-type="as-char" svg:width="159.28mm" svg:height="59.44mm" style:rel-width="scale" style:rel-height="scale"><draw:object-ole xlink:href="OleObj1"/><draw:image xlink:href="ObjectReplacements/OleObj1"/></draw:frame><text:span text:style-name="T134"/></text:p>
      <text:p text:style-name="P16"><text:span text:style-name="T134"/></text:p>
      <text:p text:style-name="P16"><text:span text:style-name="T135">Product Lifecycle includes 5 standard steps:</text:span></text:p>
      <text:p text:style-name="P17"><text:span text:style-name="T136"/></text:p>
      <text:p text:style-name="P18"><text:span text:style-name="T137">1.<text:s/></text:span><text:span text:style-name="T138">Concept</text:span></text:p>
      <text:p text:style-name="P19"><text:span text:style-name="T139">A concept refers to an abstract idea or plan that outlines the essential features of a product or service. It serves as the foundation for further development, guiding design, marketing strategies, and positioning in the market.</text:span></text:p>
      <text:p text:style-name="P20"><text:span text:style-name="T139">2.<text:s/></text:span><text:span text:style-name="T140">Product Test</text:span></text:p>
      <text:p text:style-name="P21"><text:span text:style-name="T141">Product testing involves evaluating a product's performance, quality, and user experience before it goes to market. This can include usability testing, safety assessments, and gathering feedback from target users to identify any improvements needed.</text:span></text:p>
      <text:p text:style-name="P22"><text:span text:style-name="T141">3.<text:s/></text:span><text:span text:style-name="T142">Pack Test</text:span></text:p>
      <text:p text:style-name="P23"><text:span text:style-name="T143">Pack testing focuses on evaluating packaging solutions for a product. It assesses aspects such as functionality, protection, visual appeal, and consumer perception. The goal is to ensure that the packaging enhances the product's appeal and meets practical requirements.</text:span></text:p>
      <text:p text:style-name="P24"><text:span text:style-name="T143">4.<text:s/></text:span><text:span text:style-name="T144">Advertisement Testing</text:span></text:p>
      <text:p text:style-name="P25"><text:span text:style-name="T145">Advertisement testing involves assessing the effectiveness of ad campaigns before and after launch. This can include focus groups, A/B testing, and surveys to gauge audience reactions, brand recall, and overall impact on consumer behaviour.</text:span></text:p>
      <text:p text:style-name="P26"><text:span text:style-name="T146">5.<text:s/></text:span><text:span text:style-name="T147">Brand Track</text:span></text:p>
      <text:p text:style-name="P27"><text:span text:style-name="T148">Brand tracking is a method used to monitor a brand's performance over time. It typically involves collecting data on brand awareness, perception, loyalty, and market position through surveys and analytics. This helps companies understand how their brand evolves and how it is perceived by consumers</text:span></text:p>
      <text:p text:style-name="P28"><text:span text:style-name="T148"><text:s/></text:span></text:p>
      <text:p text:style-name="P29"><text:span text:style-name="T149">1.4.1 Role Management</text:span></text:p>
      <text:list text:style-name="L30">
        <text:list-item>
          <text:p text:style-name="P30"><text:span text:style-name="T150">Super admin - Can allocate research study, Review brief</text:span></text:p>
        </text:list-item>
        <text:list-item>
          <text:p text:style-name="P30"><text:span text:style-name="T150">Admin - Can allocate research study, Review brief </text:span></text:p>
        </text:list-item>
        <text:list-item>
          <text:p text:style-name="P30"><text:span text:style-name="T150">Project coordinator<text:s/></text:span><text:span text:style-name="T151">–</text:span><text:span text:style-name="T152"><text:s/>Admin can assign study to creator, Review brief</text:span></text:p>
        </text:list-item>
        <text:list-item>
          <text:p text:style-name="P30"><text:span text:style-name="T153">Creator<text:s text:c="3"/>- Can only submit the research brief</text:span></text:p>
        </text:list-item>
        <text:list-item>
          <text:p text:style-name="P31"><text:span text:style-name="T154">Creator page:</text:span></text:p>
        </text:list-item>
      </text:list>
      <text:p text:style-name="P32"><text:span text:style-name="T155">1.4.2.1 Create Brief Page</text:span></text:p>
      <text:p text:style-name="P33"><text:span text:style-name="T156">Sample data for all fields provided in<text:s/></text:span><text:a xlink:href="https://hemasent-my.sharepoint.com/:x:/g/personal/deepa_je_cavininfotech_com/Ediokc-R51NBpd5lHZXBAQEB_5Q3YtEKEPq_lBFNLBMfLA?e=KtVcrR"><text:span text:style-name="T158">SampleData.xlsx</text:span></text:a><text:span text:style-name="T159"/></text:p>
      <text:p text:style-name="P33"><text:span text:style-name="T160">Below is field order for creator page</text:span></text:p>
      <text:list text:style-name="L34">
        <text:list-item>
          <text:p text:style-name="P34"><text:span text:style-name="T160">Select the category type<text:s text:c="3"/></text:span></text:p>
        </text:list-item>
        <text:list-item>
          <text:p text:style-name="P34"><text:span text:style-name="T160">Select the product type </text:span></text:p>
        </text:list-item>
        <text:list-item>
          <text:p text:style-name="P34"><text:span text:style-name="T160">Select the brand</text:span></text:p>
        </text:list-item>
        <text:list-item>
          <text:p text:style-name="P34"><text:span text:style-name="T160">Select the Study type </text:span></text:p>
        </text:list-item>
        <text:list-item>
          <text:p text:style-name="P34"><text:span text:style-name="T160">Market objective</text:span></text:p>
        </text:list-item>
        <text:list-item>
          <text:p text:style-name="P34"><text:span text:style-name="T160">Research Objective</text:span></text:p>
        </text:list-item>
        <text:list-item>
          <text:p text:style-name="P34"><text:span text:style-name="T160">Research TG</text:span></text:p>
        </text:list-item>
        <text:list-item>
          <text:p text:style-name="P34"><text:span text:style-name="T160">Research Design</text:span></text:p>
        </text:list-item>
        <text:list-item>
          <text:p text:style-name="P34"><text:span text:style-name="T160">Key Information Area</text:span></text:p>
        </text:list-item>
        <text:list-item>
          <text:p text:style-name="P34"><text:span text:style-name="T160">Deadline</text:span></text:p>
        </text:list-item>
        <text:list-item>
          <text:p text:style-name="P34"><text:span text:style-name="T160">Additional information</text:span></text:p>
        </text:list-item>
        <text:list-item>
          <text:p text:style-name="P34"><text:span text:style-name="T160">Stimulus dispatch date<text:s/></text:span><text:span text:style-name="T161">–</text:span><text:span text:style-name="T162"><text:s/>Not mandatory </text:span></text:p>
        </text:list-item>
        <text:list-item>
          <text:p text:style-name="P34"><text:span text:style-name="T163">Select the city - Multiselect</text:span></text:p>
        </text:list-item>
        <text:list-item>
          <text:p text:style-name="P34"><text:span text:style-name="T163">Which of the following initiatives does your current project focus on?</text:span></text:p>
        </text:list-item>
      </text:list>
      <text:p text:style-name="P35"><text:span text:style-name="T164">Option 1:</text:span><text:span text:style-name="T165"><text:s/>NPD (New Product Development)<text:line-break/></text:span><text:span text:style-name="T166">Option 2:</text:span><text:span text:style-name="T167"><text:s/>EPD (Existing Product Development)</text:span></text:p>
      <text:list text:style-name="L36">
        <text:list-item>
          <text:p text:style-name="P36"><text:span text:style-name="T167">Research Study<text:s/></text:span><text:span text:style-name="T168">–</text:span><text:span text:style-name="T169"><text:s/>Search for study &amp; Click on Link button, the study will be linked with the stage gate automatically</text:span></text:p>
        </text:list-item>
        <text:list-item>
          <text:p text:style-name="P36"><text:span text:style-name="T170">File attachment - Not mandatory, should attach any type of file extension. The file resolution should not change. For example, if it’s an ad video, the resolution of the video should not change.</text:span></text:p>
        </text:list-item>
      </text:list>
      <text:p text:style-name="P37"><text:span text:style-name="T171"/></text:p>
      <text:p text:style-name="P37"><text:span text:style-name="T171"/></text:p>
      <text:p text:style-name="P37"><text:span text:style-name="T172">When user selects NPD:</text:span></text:p>
      <text:p text:style-name="P37"><text:span text:style-name="T173"/></text:p>
      <text:list text:style-name="L38">
        <text:list-item>
          <text:p text:style-name="P38"><text:span text:style-name="T174">Provide the stage gates: Concept, Product test, Pack Test, Advertisement testing, Brand track (product lifecycle)</text:span></text:p>
        </text:list-item>
        <text:list-item>
          <text:p text:style-name="P38"><text:span text:style-name="T174">User should select all the Stage gates that have been completed.</text:span></text:p>
        </text:list-item>
        <text:list-item>
          <text:p text:style-name="P38"><text:span text:style-name="T174">Any stage not completed? Reason should be provided in the comments. (Mark this field as mandatory). </text:span></text:p>
        </text:list-item>
        <text:list-item>
          <text:p text:style-name="P38"><text:span text:style-name="T174">Provide an alert that the stage is not completed and cannot proceed further.</text:span></text:p>
        </text:list-item>
        <text:list-item>
          <text:p text:style-name="P38"><text:span text:style-name="T174">Link the study in the backend. For example, if user does a pack test for Meera shampoo, there should be a DB entry for Concept and Product Test for Meera in the DB.</text:span></text:p>
        </text:list-item>
        <text:list-item>
          <text:p text:style-name="P38"><text:span text:style-name="T174">Study type - Format: Brand name/ Category Name/ Study type/ Study no</text:span></text:p>
        </text:list-item>
        <text:list-item>
          <text:p text:style-name="P38"><text:span text:style-name="T174">spinz/skincare/packtest/00117102024</text:span></text:p>
        </text:list-item>
        <text:list-item>
          <text:p text:style-name="P38"><text:span text:style-name="T174">Link button </text:span></text:p>
        </text:list-item>
      </text:list>
      <text:p text:style-name="P39"><text:span text:style-name="T175"/></text:p>
      <text:p text:style-name="P39"><text:span text:style-name="T176">When user selects EPD:</text:span></text:p>
      <text:list text:style-name="L40">
        <text:list-item>
          <text:p text:style-name="P40"><text:span text:style-name="T177">Provide two stages - Relaunch and Single stage Revamp</text:span></text:p>
        </text:list-item>
        <text:list-item>
          <text:p text:style-name="P41"><text:span text:style-name="T177">If Relaunch is selected -&gt; provide the 5 stage gates to select from (same as NPD)</text:span></text:p>
        </text:list-item>
        <text:list-item>
          <text:p text:style-name="P41"><text:span text:style-name="T177">If Single stage Revamp is selected-&gt; Provide all stages<text:s/></text:span><text:span text:style-name="T178">–</text:span><text:span text:style-name="T179"><text:s/>user can select any stage and move forward. Not mandatory to link the brief.</text:span></text:p>
        </text:list-item>
      </text:list>
      <text:p text:style-name="P42"><text:span text:style-name="T180">1.4.2.2. Brief Status</text:span></text:p>
      <text:p text:style-name="P43"><text:span text:style-name="T181">Onclick of brief status, it should show all the briefs created by the creator along with<text:s/></text:span><text:span text:style-name="T182">View Budget</text:span><text:span text:style-name="T183"><text:s/>button.</text:span></text:p>
      <text:p text:style-name="P43"><text:span text:style-name="T183">Onclick of<text:s/></text:span><text:span text:style-name="T184">View Budget<text:s/></text:span><text:span text:style-name="T185">a pop-up window with all the cost details will be displayed &amp; creator can Accept or Reject.<text:s text:c="2"/></text:span></text:p>
      <text:p text:style-name="P43"><text:span text:style-name="T185">Show Budget column in the brief status page</text:span></text:p>
      <text:p text:style-name="P43"><text:span text:style-name="T186">columns should be display as below:</text:span></text:p>
      <text:p text:style-name="P43"><text:span text:style-name="T187">category, product type, study type, Brand, research type, total cost, action</text:span></text:p>
      <text:list text:style-name="L44">
        <text:list-item>
          <text:p text:style-name="P44"><text:span text:style-name="T188">Reviewer page:</text:span></text:p>
        </text:list-item>
        <text:list-item>
          <text:p text:style-name="P44"><text:span text:style-name="T189">Today’s deadline<text:s/></text:span><text:span text:style-name="T190">–</text:span><text:span text:style-name="T191"><text:s/></text:span><text:span text:style-name="T192">Show all the briefs to be approved Today.</text:span></text:p>
        </text:list-item>
      </text:list>
      <text:p text:style-name="P45"><text:span text:style-name="T193">columns should display as below:</text:span></text:p>
      <text:p text:style-name="P45"><text:span text:style-name="T194">category, product type, study type, Brand, research type, deadline, total cost, approve/disapprove.</text:span></text:p>
      <text:list text:style-name="L46">
        <text:list-item>
          <text:p text:style-name="P46"><text:span text:style-name="T195">Show all briefs </text:span></text:p>
        </text:list-item>
      </text:list>
      <text:p text:style-name="P47"><text:span text:style-name="T196">Show all the briefs to be approved.</text:span></text:p>
      <text:p text:style-name="P47"><text:span text:style-name="T197">columns should be display as below:</text:span></text:p>
      <text:p text:style-name="P47"><text:span text:style-name="T198">category, product type, study type, Brand, research type, deadline, total cost, approve/disapprove.</text:span></text:p>
      <text:p text:style-name="P47"><text:span text:style-name="T198"><text:s/></text:span><text:span text:style-name="T199">approve/disapprove page:</text:span></text:p>
      <text:p text:style-name="P47"><text:span text:style-name="T200">Once brief is accepted:</text:span></text:p>
      <text:p text:style-name="P47"><text:span text:style-name="T201">columns should be display as below:</text:span></text:p>
      <text:list text:style-name="L48">
        <text:list-item>
          <text:p text:style-name="P48"><text:span text:style-name="T202">Select the Start date (once start date given, all other dates (questionnaire coding date, Fieldwork execution date, Data tabulation date, Data tabulation date, reporting preparation date, presentation date) calculates automatically, no need to give those dates.)</text:span></text:p>
        </text:list-item>
        <text:list-item>
          <text:p text:style-name="P48"><text:span text:style-name="T202">questionnaire coding date</text:span></text:p>
        </text:list-item>
        <text:list-item>
          <text:p text:style-name="P48"><text:span text:style-name="T202">Fieldwork execution date</text:span></text:p>
        </text:list-item>
        <text:list-item>
          <text:p text:style-name="P48"><text:span text:style-name="T202">Data tabulation date</text:span></text:p>
        </text:list-item>
        <text:list-item>
          <text:p text:style-name="P48"><text:span text:style-name="T202">reporting preparation date</text:span></text:p>
        </text:list-item>
        <text:list-item>
          <text:p text:style-name="P48"><text:span text:style-name="T202">presentation date</text:span></text:p>
        </text:list-item>
        <text:list-item>
          <text:p text:style-name="P48"><text:span text:style-name="T202">cpi total</text:span></text:p>
        </text:list-item>
        <text:list-item>
          <text:p text:style-name="P48"><text:span text:style-name="T202">travel cost(not mandatory field)</text:span></text:p>
        </text:list-item>
        <text:list-item>
          <text:p text:style-name="P48"><text:span text:style-name="T202">miscellaneous cost(not mandatory field)</text:span></text:p>
        </text:list-item>
        <text:list-item>
          <text:p text:style-name="P48"><text:span text:style-name="T202">Total cost</text:span></text:p>
        </text:list-item>
        <text:list-item>
          <text:p text:style-name="P48"><text:span text:style-name="T202">Reserch design(any form of file (pdf,images,word, video)upload without compromising original resolution)</text:span></text:p>
        </text:list-item>
      </text:list>
      <text:p text:style-name="P49"><text:span text:style-name="T203">Once brief is accepted:</text:span></text:p>
      <text:p text:style-name="P49"><text:span text:style-name="T204">Columns should be display as below:</text:span></text:p>
      <text:p text:style-name="P49"><text:span text:style-name="T205">Rejection reason(text box)with submit button</text:span></text:p>
      <text:list text:style-name="L50">
        <text:list-item>
          <text:p text:style-name="P50"><text:span text:style-name="T206">Brief status </text:span></text:p>
        </text:list-item>
      </text:list>
      <text:p text:style-name="P51"><text:span text:style-name="T207">show the status of each brief</text:span></text:p>
      <text:p text:style-name="P51"><text:span text:style-name="T208">columns should be display as below:</text:span></text:p>
      <text:p text:style-name="P51"><text:span text:style-name="T209">category, product type, study type, Brand, research type, total cost</text:span></text:p>
      <text:list text:style-name="L52">
        <text:list-item>
          <text:p text:style-name="P52"><text:span text:style-name="T210">Allocate study </text:span></text:p>
        </text:list-item>
      </text:list>
      <text:p text:style-name="P53"><text:span text:style-name="T211">Once the brief budget is approved, study is allocated to the CIA team members for further research.</text:span></text:p>
      <text:p text:style-name="P53"><text:span text:style-name="T212">Columns should be display as below:</text:span></text:p>
      <text:p text:style-name="P53"><text:span text:style-name="T213">category, product type, study type, Brand, research type, assigned to(creators).</text:span></text:p>
      <text:p text:style-name="P53"><text:span text:style-name="T214"/></text:p>
      <text:p text:style-name="P53"><text:span text:style-name="T2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